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2496" officeooo:paragraph-rsid="00052496"/>
    </style:style>
    <style:style style:name="P2" style:family="paragraph" style:parent-style-name="Standard">
      <style:text-properties fo:font-weight="bold" officeooo:rsid="00052496" officeooo:paragraph-rsid="00052496" style:font-weight-asian="bold" style:font-weight-complex="bold"/>
    </style:style>
    <style:style style:name="P3" style:family="paragraph" style:parent-style-name="Standard">
      <style:text-properties fo:font-weight="bold" officeooo:paragraph-rsid="0005249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52496" style:font-weight-asian="normal" style:font-weight-complex="normal"/>
    </style:style>
    <style:style style:name="T4" style:family="text">
      <style:text-properties officeooo:rsid="00052496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sitos de mi proyecto:</text:p>
      <text:p text:style-name="P1"/>
      <text:p text:style-name="P1"><text:span text:style-name="T1">Login, Registro y Logout</text:span>: Que los usuarios puedan loguearse, registrarse y desloguearse de la página web.</text:p>
      <text:p text:style-name="P1"><text:span text:style-name="T1"/></text:p>
      <text:p text:style-name="P1"><text:span text:style-name="T1">Crear cursos: </text:span><text:span text:style-name="T2">Los usuarios deben poder crear cursos de forma que todo el mundo pueda verlo y registrarse en ellos. Estos cursos deben tener un nombre y una fecha de finalización. Una vez pase esa fecha de finalización ya nadie podrá inscribirse en ellos.</text:span></text:p>
      <text:p text:style-name="P1"><text:span text:style-name="T2"/></text:p>
      <text:p text:style-name="P3"><text:span text:style-name="T4">Crear temas y capítulos: </text:span><text:span text:style-name="T3">Dentro de los cursos, los profesores (creador y afiliados) pueden crear nuevos temas y/o capítulos, para tener un orden.</text:span></text:p>
      <text:p text:style-name="P3"><text:span text:style-name="T3"/></text:p>
      <text:p text:style-name="P2">Crear tareas: <text:span text:style-name="T2"><text:s/>Los profesores (creador y afiliados) deben poder crear tareas que tendrán que realizar los alumnos y posteriormente subir los ficheros necesarios para completar esa tarea. Debe tener una fecha de finalización, y cuando termine nadie debe poder subir más ficheros. Cuando se cree la tarea, debe enviarse un email a todos los alumnos del curso avisando que se ha abierto una tarea.</text:span></text:p>
      <text:p text:style-name="P2"><text:span text:style-name="T2"/></text:p>
      <text:p text:style-name="P2">Puntuar tareas:<text:span text:style-name="T2"> El profesor debe poder puntuar la tarea una vez haya terminado el tiempo de finalización. Cuando una tarea se puntúe, deberá enviarse un email al alumno correspondiente.</text:span></text:p>
      <text:p text:style-name="P2"><text:span text:style-name="T2"/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5T21:25:45.271646342</meta:creation-date>
    <dc:date>2020-06-15T21:41:01.922017041</dc:date>
    <meta:editing-duration>PT5M6S</meta:editing-duration>
    <meta:editing-cycles>1</meta:editing-cycles>
    <meta:document-statistic meta:table-count="0" meta:image-count="0" meta:object-count="0" meta:page-count="1" meta:paragraph-count="6" meta:word-count="180" meta:character-count="1109" meta:non-whitespace-character-count="934"/>
    <meta:generator>LibreOffice/6.3.6.2$Linux_X86_64 LibreOffice_project/30$Build-2</meta:generator>
  </office:meta>
</office:document-meta>
</file>